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style:text-position="0% 100%" fo:font-size="11pt"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143cm" svg:x="1.889cm" svg:y="1.762cm">
          <text:p text:style-name="P1"><text:span text:style-name="T1">Record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29cm" svg:height="1.143cm" svg:x="1.762cm" svg:y="7.477cm">
          <text:p text:style-name="P2"><text:span text:style-name="T1">RecordEncod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476cm" svg:y1="2.905cm" svg:x2="3.476cm" svg:y2="7.477cm" draw:start-shape="id1" draw:start-glue-point="2" draw:end-shape="id2" draw:end-glue-point="0" svg:d="m3476 2905v4572">
          <text:p/>
        </draw:connector>
        <draw:custom-shape draw:style-name="gr1" draw:text-style-name="P2" xml:id="id3" draw:id="id3" draw:layer="layout" svg:width="3.429cm" svg:height="1.143cm" svg:x="8.62cm" svg:y="1.762cm">
          <text:p text:style-name="P1"><text:span text:style-name="T1">RecordIter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064cm" svg:y1="2.333cm" svg:x2="8.62cm" svg:y2="2.333cm" draw:start-shape="id1" draw:start-glue-point="1" draw:end-shape="id3" draw:end-glue-point="3" svg:d="m5064 2333h3556">
          <text:p/>
        </draw:connector>
        <draw:custom-shape draw:style-name="gr1" draw:text-style-name="P2" xml:id="id4" draw:id="id4" draw:layer="layout" svg:width="3.429cm" svg:height="1.143cm" svg:x="8.62cm" svg:y="4.556cm">
          <text:p text:style-name="P1"><text:span text:style-name="T1">RecordDecod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334cm" svg:y1="2.905cm" svg:x2="10.334cm" svg:y2="4.556cm" draw:start-shape="id3" draw:start-glue-point="2" draw:end-shape="id4" draw:end-glue-point="0" svg:d="m10334 2905v1651">
          <text:p/>
        </draw:connector>
        <draw:custom-shape draw:style-name="gr1" draw:text-style-name="P2" xml:id="id5" draw:id="id5" draw:layer="layout" svg:width="3.175cm" svg:height="1.143cm" svg:x="15.224cm" svg:y="4.556cm">
          <text:p text:style-name="P1"><text:span text:style-name="T1">FieldIterat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2.049cm" svg:y1="5.127cm" svg:x2="15.224cm" svg:y2="5.127cm" draw:start-shape="id4" draw:start-glue-point="1" draw:end-shape="id5" svg:d="m12049 5127h3175">
          <text:p/>
        </draw:connector>
        <draw:custom-shape draw:style-name="gr1" draw:text-style-name="P2" xml:id="id6" draw:id="id6" draw:layer="layout" svg:width="3.175cm" svg:height="1.143cm" svg:x="15.224cm" svg:y="7.35cm">
          <text:p text:style-name="P1"><text:span text:style-name="T1">Fiel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6.811cm" svg:y1="5.699cm" svg:x2="16.811cm" svg:y2="7.35cm" draw:start-shape="id5" draw:start-glue-point="2" draw:end-shape="id6" draw:end-glue-point="0" svg:d="m16811 5699v1651">
          <text:p/>
        </draw:connector>
        <draw:frame draw:style-name="gr4" draw:text-style-name="P5" draw:layer="layout" svg:width="2.921cm" svg:height="0.683cm" svg:x="5.318cm" svg:y="2.222cm">
          <draw:text-box>
            <text:p text:style-name="P5"><text:span text:style-name="T2">Read records</text:span></text:p>
          </draw:text-box>
        </draw:frame>
        <draw:frame draw:style-name="gr5" draw:text-style-name="P5" draw:layer="layout" svg:width="3.364cm" svg:height="0.683cm" svg:x="3.286cm" svg:y="4.889cm">
          <draw:text-box>
            <text:p><text:span text:style-name="T2">Start new record</text:span></text:p>
          </draw:text-box>
        </draw:frame>
        <draw:frame draw:style-name="gr5" draw:text-style-name="P5" draw:layer="layout" svg:width="1.239cm" svg:height="0.683cm" svg:x="10.175cm" svg:y="3.159cm">
          <draw:text-box>
            <text:p><text:span text:style-name="T2">next</text:span></text:p>
          </draw:text-box>
        </draw:frame>
        <draw:frame draw:style-name="gr5" draw:text-style-name="P5" draw:layer="layout" svg:width="2.445cm" svg:height="0.683cm" svg:x="12.144cm" svg:y="5.016cm">
          <draw:text-box>
            <text:p><text:span text:style-name="T2">Read fields</text:span></text:p>
          </draw:text-box>
        </draw:frame>
        <draw:frame draw:style-name="gr5" draw:text-style-name="P5" draw:layer="layout" svg:width="1.239cm" svg:height="0.683cm" svg:x="16.621cm" svg:y="5.953cm">
          <draw:text-box>
            <text:p><text:span text:style-name="T2">n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4T11:08:32</meta:creation-date>
    <dc:date>2012-03-24T12:06:16</dc:date>
    <meta:editing-duration>PT12M23S</meta:editing-duration>
    <meta:editing-cycles>3</meta:editing-cycles>
    <meta:generator>LibreOffice/3.4$Unix LibreOffice_project/340m1$Build-502</meta:generator>
    <meta:document-statistic meta:object-count="16"/>
  </office:meta>
</office:document-meta>
</file>